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8072E35F46ED9A5552.png" manifest:media-type="image/png"/>
  <manifest:file-entry manifest:full-path="Pictures/1000000100000320000002808422DC50F10391E9.png" manifest:media-type="image/png"/>
  <manifest:file-entry manifest:full-path="Pictures/100000010000032000000280E285080D023F6A31.png" manifest:media-type="image/png"/>
  <manifest:file-entry manifest:full-path="Pictures/100000010000032000000280F0ED2604C2A1A432.png" manifest:media-type="image/png"/>
  <manifest:file-entry manifest:full-path="Pictures/10000001000003200000028028C6D2178D0A1D4C.png" manifest:media-type="image/png"/>
  <manifest:file-entry manifest:full-path="Pictures/1000000100000320000002807BCCA347D9F30ADA.png" manifest:media-type="image/png"/>
  <manifest:file-entry manifest:full-path="Pictures/100000010000032000000280E2F0A61A8D251766.png" manifest:media-type="image/png"/>
  <manifest:file-entry manifest:full-path="Pictures/1000000100000320000002803A16091A02952526.png" manifest:media-type="image/png"/>
  <manifest:file-entry manifest:full-path="Pictures/1000000100000320000002801AD8B411AF6E6A8C.png" manifest:media-type="image/png"/>
  <manifest:file-entry manifest:full-path="Pictures/1000000100000320000002800DF2C9740475753D.png" manifest:media-type="image/png"/>
  <manifest:file-entry manifest:full-path="Pictures/100000010000032000000280A6D7C9794266D819.png" manifest:media-type="image/png"/>
  <manifest:file-entry manifest:full-path="Pictures/100000010000032000000280B15C609CE4EBBD60.png" manifest:media-type="image/png"/>
  <manifest:file-entry manifest:full-path="Pictures/10000001000003200000028088390FD5906FB712.png" manifest:media-type="image/png"/>
  <manifest:file-entry manifest:full-path="Pictures/1000000100000320000002804AFF083714C7C507.png" manifest:media-type="image/png"/>
  <manifest:file-entry manifest:full-path="Pictures/1000000100000320000002809D3691C4C86488B3.png" manifest:media-type="image/png"/>
  <manifest:file-entry manifest:full-path="Pictures/100000010000032000000280CC675ACC380914F2.png" manifest:media-type="image/png"/>
  <manifest:file-entry manifest:full-path="Pictures/1000000100000320000002807DC6CA0A657AEA82.png" manifest:media-type="image/png"/>
  <manifest:file-entry manifest:full-path="Pictures/100000010000032000000280A408552AE5915D06.png" manifest:media-type="image/png"/>
  <manifest:file-entry manifest:full-path="Pictures/100000010000032000000280EF97F14DA0739103.png" manifest:media-type="image/png"/>
  <manifest:file-entry manifest:full-path="Pictures/1000000100000320000002807BBAC924EC234616.png" manifest:media-type="image/png"/>
  <manifest:file-entry manifest:full-path="Pictures/100000010000032000000280171A712130B232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3cm, 1.717cm, 0.412cm, 0.263cm)" draw:image-opacity="100%" style:mirror="none"/>
    </style:style>
    <style:style style:name="gr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6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8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10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1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3cm, 1.717cm, 0.412cm, -0.498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3cm, 1.717cm, 0.412cm, -0.38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3cm, 1.717cm, 0.412cm, -0.419cm)" draw:image-opacity="100%" style:mirror="none"/>
    </style:style>
    <style:style style:name="gr1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2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14cm"/>
      <style:paragraph-properties style:writing-mode="lr-tb"/>
    </style:style>
    <style:style style:name="gr2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2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2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3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3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3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09cm" fo:min-width="0cm"/>
    </style:style>
    <style:style style:name="gr38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0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fo:min-height="0.568cm"/>
      <style:paragraph-properties style:writing-mode="lr-tb"/>
    </style:style>
    <style:style style:name="gr45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gr4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0.105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2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style:font-name="Arial" fo:font-size="8pt" fo:font-weight="bold"/>
    </style:style>
    <style:style style:name="P7" style:family="paragraph">
      <loext:graphic-properties draw:fill="none" draw:fill-color="#ffffff"/>
      <style:text-properties style:font-name="Arial" fo:font-size="8pt" fo:font-weight="bold"/>
    </style:style>
    <style:style style:name="P8" style:family="paragraph">
      <style:text-properties fo:font-size="12pt"/>
    </style:style>
    <style:style style:name="P9" style:family="paragraph">
      <loext:graphic-properties draw:fill="solid" draw:fill-color="#ffffff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T1" style:family="text">
      <style:text-properties fo:font-size="6pt"/>
    </style:style>
    <style:style style:name="T2" style:family="text">
      <style:text-properties style:font-name="Arial" fo:font-size="8pt" fo:font-weight="bold"/>
    </style:style>
    <style:style style:name="T3" style:family="text">
      <style:text-properties fo:font-size="12pt"/>
    </style:style>
    <style:style style:name="T4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zlido" draw:style-name="dp1" draw:master-page-name="Default">
        <draw:frame draw:style-name="gr1" draw:text-style-name="P1" draw:layer="layout" svg:width="8.233cm" svg:height="6.19cm" svg:x="10.225cm" svg:y="8.06cm">
          <draw:image xlink:href="Pictures/100000010000032000000280B15C609CE4EBBD60.png" xlink:type="simple" xlink:show="embed" xlink:actuate="onLoad" draw:mime-type="image/png">
            <text:p/>
          </draw:image>
        </draw:frame>
        <draw:frame draw:style-name="gr1" draw:text-style-name="P1" draw:layer="layout" svg:width="8.228cm" svg:height="6.166cm" svg:x="2.049cm" svg:y="8.088cm">
          <draw:image xlink:href="Pictures/1000000100000320000002807DC6CA0A657AEA82.png" xlink:type="simple" xlink:show="embed" xlink:actuate="onLoad" draw:mime-type="image/png">
            <text:p/>
          </draw:image>
        </draw:frame>
        <draw:frame draw:style-name="gr1" draw:text-style-name="P1" draw:layer="layout" svg:width="8.327cm" svg:height="6.122cm" svg:x="18.435cm" svg:y="8.033cm">
          <draw:image xlink:href="Pictures/100000010000032000000280E2F0A61A8D251766.png" xlink:type="simple" xlink:show="embed" xlink:actuate="onLoad" draw:mime-type="image/png">
            <text:p/>
          </draw:image>
        </draw:frame>
        <draw:custom-shape draw:style-name="gr2" draw:text-style-name="P2" draw:layer="layout" svg:width="0.348cm" svg:height="0.355cm" svg:x="19.798cm" svg:y="12.8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4cm" svg:height="0.489cm" svg:x="19.548cm" svg:y="12.777cm">
          <draw:text-box>
            <text:p text:style-name="P3"><text:span text:style-name="T1">(c)</text:span></text:p>
          </draw:text-box>
        </draw:frame>
        <draw:custom-shape draw:style-name="gr4" draw:text-style-name="P2" draw:layer="layout" svg:width="0.348cm" svg:height="0.355cm" svg:x="3.398cm" svg:y="12.94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4cm" svg:height="0.489cm" svg:x="3.148cm" svg:y="12.877cm">
          <draw:text-box>
            <text:p text:style-name="P3"><text:span text:style-name="T1">(a)</text:span></text:p>
          </draw:text-box>
        </draw:frame>
        <draw:custom-shape draw:style-name="gr6" draw:text-style-name="P2" draw:layer="layout" svg:width="0.348cm" svg:height="0.355cm" svg:x="11.598cm" svg:y="12.94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84cm" svg:height="0.489cm" svg:x="11.348cm" svg:y="12.877cm">
          <draw:text-box>
            <text:p text:style-name="P3"><text:span text:style-name="T1">(b)</text:span></text:p>
          </draw:text-box>
        </draw:frame>
      </draw:page>
      <draw:page draw:name="iclarc" draw:style-name="dp1" draw:master-page-name="Default">
        <draw:frame draw:style-name="gr1" draw:text-style-name="P1" draw:layer="layout" svg:width="9.74cm" svg:height="7.79cm" svg:x="19.572cm" svg:y="6.646cm">
          <draw:image xlink:href="Pictures/100000010000032000000280A6D7C9794266D819.png" xlink:type="simple" xlink:show="embed" xlink:actuate="onLoad" draw:mime-type="image/png">
            <text:p/>
          </draw:image>
        </draw:frame>
        <draw:frame draw:style-name="gr1" draw:text-style-name="P1" draw:layer="layout" svg:width="9.74cm" svg:height="7.79cm" svg:x="1.113cm" svg:y="6.607cm">
          <draw:image xlink:href="Pictures/1000000100000320000002804AFF083714C7C507.png" xlink:type="simple" xlink:show="embed" xlink:actuate="onLoad" draw:mime-type="image/png">
            <text:p/>
          </draw:image>
        </draw:frame>
        <draw:frame draw:style-name="gr1" draw:text-style-name="P1" draw:layer="layout" svg:width="9.737cm" svg:height="7.79cm" svg:x="10.48cm" svg:y="6.608cm">
          <draw:image xlink:href="Pictures/100000010000032000000280CC675ACC380914F2.png" xlink:type="simple" xlink:show="embed" xlink:actuate="onLoad" draw:mime-type="image/png">
            <text:p/>
          </draw:image>
        </draw:frame>
        <draw:custom-shape draw:style-name="gr8" draw:text-style-name="P2" draw:layer="layout" svg:width="0.348cm" svg:height="0.355cm" svg:x="2.698cm" svg:y="12.94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0.84cm" svg:height="0.489cm" svg:x="2.448cm" svg:y="12.877cm">
          <draw:text-box>
            <text:p text:style-name="P3"><text:span text:style-name="T1">(a)</text:span></text:p>
          </draw:text-box>
        </draw:frame>
        <draw:custom-shape draw:style-name="gr10" draw:text-style-name="P2" draw:layer="layout" svg:width="0.348cm" svg:height="0.355cm" svg:x="12.098cm" svg:y="12.948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84cm" svg:height="0.489cm" svg:x="11.848cm" svg:y="12.878cm">
          <draw:text-box>
            <text:p text:style-name="P3"><text:span text:style-name="T1">(b)</text:span></text:p>
          </draw:text-box>
        </draw:frame>
        <draw:custom-shape draw:style-name="gr12" draw:text-style-name="P2" draw:layer="layout" svg:width="0.348cm" svg:height="0.355cm" svg:x="21.198cm" svg:y="12.949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0.84cm" svg:height="0.489cm" svg:x="20.948cm" svg:y="12.879cm">
          <draw:text-box>
            <text:p text:style-name="P3"><text:span text:style-name="T1">(c)</text:span></text:p>
          </draw:text-box>
        </draw:frame>
      </draw:page>
      <draw:page draw:name="iclarc3st200km" draw:style-name="dp1" draw:master-page-name="Default">
        <draw:frame draw:style-name="gr14" draw:text-style-name="P1" draw:layer="layout" svg:width="9.532cm" svg:height="7.79cm" svg:x="19.889cm" svg:y="7.106cm">
          <draw:image xlink:href="Pictures/1000000100000320000002801AD8B411AF6E6A8C.png" xlink:type="simple" xlink:show="embed" xlink:actuate="onLoad" draw:mime-type="image/png">
            <text:p/>
          </draw:image>
        </draw:frame>
        <draw:frame draw:style-name="gr15" draw:text-style-name="P1" draw:layer="layout" svg:width="9.822cm" svg:height="7.79cm" svg:x="0.182cm" svg:y="7.139cm">
          <draw:image xlink:href="Pictures/1000000100000320000002809D3691C4C86488B3.png" xlink:type="simple" xlink:show="embed" xlink:actuate="onLoad" draw:mime-type="image/png">
            <text:p/>
          </draw:image>
        </draw:frame>
        <draw:frame draw:style-name="gr16" draw:text-style-name="P1" draw:layer="layout" svg:width="10.024cm" svg:height="7.79cm" svg:x="10.003cm" svg:y="7.174cm">
          <draw:image xlink:href="Pictures/1000000100000320000002800DF2C9740475753D.png" xlink:type="simple" xlink:show="embed" xlink:actuate="onLoad" draw:mime-type="image/png">
            <text:p/>
          </draw:image>
        </draw:frame>
        <draw:custom-shape draw:style-name="gr17" draw:text-style-name="P2" draw:layer="layout" svg:width="0.348cm" svg:height="0.355cm" svg:x="1.998cm" svg:y="13.449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0.84cm" svg:height="0.489cm" svg:x="1.748cm" svg:y="13.379cm">
          <draw:text-box>
            <text:p text:style-name="P3"><text:span text:style-name="T1">(a)</text:span></text:p>
          </draw:text-box>
        </draw:frame>
        <draw:custom-shape draw:style-name="gr19" draw:text-style-name="P2" draw:layer="layout" svg:width="0.348cm" svg:height="0.355cm" svg:x="11.898cm" svg:y="13.449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0.84cm" svg:height="0.489cm" svg:x="11.648cm" svg:y="13.379cm">
          <draw:text-box>
            <text:p text:style-name="P3"><text:span text:style-name="T1">(b)</text:span></text:p>
          </draw:text-box>
        </draw:frame>
        <draw:custom-shape draw:style-name="gr21" draw:text-style-name="P2" draw:layer="layout" svg:width="0.348cm" svg:height="0.355cm" svg:x="21.698cm" svg:y="13.349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0.84cm" svg:height="0.489cm" svg:x="21.448cm" svg:y="13.279cm">
          <draw:text-box>
            <text:p text:style-name="P3"><text:span text:style-name="T1">(c)</text:span></text:p>
          </draw:text-box>
        </draw:frame>
      </draw:page>
      <draw:page draw:name="iclarcG" draw:style-name="dp1" draw:master-page-name="Default">
        <draw:frame draw:style-name="gr14" draw:text-style-name="P1" draw:layer="layout" svg:width="9cm" svg:height="7.5cm" svg:x="10.192cm" svg:y="6.754cm">
          <draw:image xlink:href="Pictures/10000001000003200000028088390FD5906FB712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.297cm" svg:y="6.693cm">
          <draw:image xlink:href="Pictures/100000010000032000000280A408552AE5915D06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9.069cm" svg:y="6.731cm">
          <draw:image xlink:href="Pictures/1000000100000320000002807BBAC924EC234616.png" xlink:type="simple" xlink:show="embed" xlink:actuate="onLoad" draw:mime-type="image/png">
            <text:p/>
          </draw:image>
        </draw:frame>
        <draw:custom-shape draw:style-name="gr23" draw:text-style-name="P5" draw:layer="layout" svg:width="0.264cm" svg:height="0.208cm" svg:x="17.026cm" svg:y="6.89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01cm" svg:height="0.569cm" svg:x="16.762cm" svg:y="6.693cm">
          <draw:text-box>
            <text:p text:style-name="P6"><text:span text:style-name="T2">km</text:span></text:p>
          </draw:text-box>
        </draw:frame>
        <draw:custom-shape draw:style-name="gr25" draw:text-style-name="P2" draw:layer="layout" svg:width="0.348cm" svg:height="0.355cm" svg:x="20.755cm" svg:y="12.818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0.84cm" svg:height="0.489cm" svg:x="20.505cm" svg:y="12.748cm">
          <draw:text-box>
            <text:p text:style-name="P3"><text:span text:style-name="T1">(c)</text:span></text:p>
          </draw:text-box>
        </draw:frame>
        <draw:custom-shape draw:style-name="gr27" draw:text-style-name="P2" draw:layer="layout" svg:width="0.348cm" svg:height="0.355cm" svg:x="2.998cm" svg:y="12.74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0.84cm" svg:height="0.489cm" svg:x="2.748cm" svg:y="12.679cm">
          <draw:text-box>
            <text:p text:style-name="P3"><text:span text:style-name="T1">(a)</text:span></text:p>
          </draw:text-box>
        </draw:frame>
        <draw:custom-shape draw:style-name="gr29" draw:text-style-name="P2" draw:layer="layout" svg:width="0.348cm" svg:height="0.355cm" svg:x="11.898cm" svg:y="12.849cm">
          <text:p/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0.84cm" svg:height="0.489cm" svg:x="11.648cm" svg:y="12.779cm">
          <draw:text-box>
            <text:p text:style-name="P3"><text:span text:style-name="T1">(b)</text:span></text:p>
          </draw:text-box>
        </draw:frame>
      </draw:page>
      <draw:page draw:name="iclerc3st200km" draw:style-name="dp1" draw:master-page-name="Default">
        <draw:frame draw:style-name="gr14" draw:text-style-name="P1" draw:layer="layout" svg:width="9.53cm" svg:height="7.777cm" svg:x="9.952cm" svg:y="6.703cm">
          <draw:image xlink:href="Pictures/100000010000032000000280171A712130B232F9.png" xlink:type="simple" xlink:show="embed" xlink:actuate="onLoad" draw:mime-type="image/png">
            <text:p/>
          </draw:image>
        </draw:frame>
        <draw:frame draw:style-name="gr14" draw:text-style-name="P1" draw:layer="layout" svg:width="9.53cm" svg:height="7.777cm" svg:x="0.5cm" svg:y="6.747cm">
          <draw:image xlink:href="Pictures/1000000100000320000002803A16091A02952526.png" xlink:type="simple" xlink:show="embed" xlink:actuate="onLoad" draw:mime-type="image/png">
            <text:p/>
          </draw:image>
        </draw:frame>
        <draw:frame draw:style-name="gr14" draw:text-style-name="P1" draw:layer="layout" svg:width="9.53cm" svg:height="7.778cm" svg:x="19.339cm" svg:y="6.713cm">
          <draw:image xlink:href="Pictures/1000000100000320000002807BCCA347D9F30ADA.png" xlink:type="simple" xlink:show="embed" xlink:actuate="onLoad" draw:mime-type="image/png">
            <text:p/>
          </draw:image>
        </draw:frame>
        <draw:custom-shape draw:style-name="gr31" draw:text-style-name="P2" draw:layer="layout" svg:width="0.348cm" svg:height="0.355cm" svg:x="21.098cm" svg:y="13.051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0.84cm" svg:height="0.489cm" svg:x="20.848cm" svg:y="12.981cm">
          <draw:text-box>
            <text:p text:style-name="P3"><text:span text:style-name="T1">(c)</text:span></text:p>
          </draw:text-box>
        </draw:frame>
        <draw:custom-shape draw:style-name="gr33" draw:text-style-name="P2" draw:layer="layout" svg:width="0.348cm" svg:height="0.355cm" svg:x="2.298cm" svg:y="13.051cm">
          <text:p/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0.84cm" svg:height="0.489cm" svg:x="2.048cm" svg:y="12.981cm">
          <draw:text-box>
            <text:p text:style-name="P3"><text:span text:style-name="T1">(a)</text:span></text:p>
          </draw:text-box>
        </draw:frame>
        <draw:custom-shape draw:style-name="gr35" draw:text-style-name="P2" draw:layer="layout" svg:width="0.348cm" svg:height="0.355cm" svg:x="11.798cm" svg:y="12.951cm">
          <text:p/>
          <draw:enhanced-geometry svg:viewBox="0 0 21600 21600" draw:type="rectangle" draw:enhanced-path="M 0 0 L 21600 0 21600 21600 0 21600 0 0 Z N"/>
        </draw:custom-shape>
        <draw:frame draw:style-name="gr36" draw:text-style-name="P4" draw:layer="layout" svg:width="0.84cm" svg:height="0.489cm" svg:x="11.548cm" svg:y="12.881cm">
          <draw:text-box>
            <text:p text:style-name="P3"><text:span text:style-name="T1">(b)</text:span></text:p>
          </draw:text-box>
        </draw:frame>
      </draw:page>
      <draw:page draw:name="iclerc" draw:style-name="dp1" draw:master-page-name="Default">
        <draw:frame draw:style-name="gr14" draw:text-style-name="P1" draw:layer="layout" svg:width="9cm" svg:height="7.5cm" svg:x="9.558cm" svg:y="6.657cm">
          <draw:image xlink:href="Pictures/100000010000032000000280E285080D023F6A31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.151cm" svg:y="6.65cm">
          <draw:image xlink:href="Pictures/1000000100000320000002808422DC50F10391E9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8.47cm" svg:y="6.653cm">
          <draw:image xlink:href="Pictures/10000001000003200000028072E35F46ED9A5552.png" xlink:type="simple" xlink:show="embed" xlink:actuate="onLoad" draw:mime-type="image/png">
            <text:p/>
          </draw:image>
        </draw:frame>
        <draw:custom-shape draw:style-name="gr37" draw:text-style-name="P5" draw:layer="layout" svg:width="0.259cm" svg:height="0.259cm" svg:x="16.282cm" svg:y="6.77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1.01cm" svg:height="0.569cm" svg:x="16.024cm" svg:y="6.608cm">
          <draw:text-box>
            <text:p text:style-name="P6"><text:span text:style-name="T2">k</text:span><text:span text:style-name="T2">m</text:span></text:p>
          </draw:text-box>
        </draw:frame>
        <draw:custom-shape draw:style-name="gr38" draw:text-style-name="P2" draw:layer="layout" svg:width="0.348cm" svg:height="0.355cm" svg:x="20.198cm" svg:y="12.652cm">
          <text:p/>
          <draw:enhanced-geometry svg:viewBox="0 0 21600 21600" draw:type="rectangle" draw:enhanced-path="M 0 0 L 21600 0 21600 21600 0 21600 0 0 Z N"/>
        </draw:custom-shape>
        <draw:frame draw:style-name="gr39" draw:text-style-name="P4" draw:layer="layout" svg:width="0.84cm" svg:height="0.489cm" svg:x="19.948cm" svg:y="12.582cm">
          <draw:text-box>
            <text:p text:style-name="P3"><text:span text:style-name="T1">(c)</text:span></text:p>
          </draw:text-box>
        </draw:frame>
        <draw:custom-shape draw:style-name="gr40" draw:text-style-name="P2" draw:layer="layout" svg:width="0.348cm" svg:height="0.355cm" svg:x="11.319cm" svg:y="12.688cm">
          <text:p/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0.84cm" svg:height="0.489cm" svg:x="11.069cm" svg:y="12.618cm">
          <draw:text-box>
            <text:p text:style-name="P3"><text:span text:style-name="T1">(b)</text:span></text:p>
          </draw:text-box>
        </draw:frame>
        <draw:custom-shape draw:style-name="gr42" draw:text-style-name="P2" draw:layer="layout" svg:width="0.348cm" svg:height="0.355cm" svg:x="2.898cm" svg:y="12.653cm">
          <text:p/>
          <draw:enhanced-geometry svg:viewBox="0 0 21600 21600" draw:type="rectangle" draw:enhanced-path="M 0 0 L 21600 0 21600 21600 0 21600 0 0 Z N"/>
        </draw:custom-shape>
        <draw:frame draw:style-name="gr43" draw:text-style-name="P4" draw:layer="layout" svg:width="0.84cm" svg:height="0.489cm" svg:x="2.648cm" svg:y="12.583cm">
          <draw:text-box>
            <text:p text:style-name="P3"><text:span text:style-name="T1">(a)</text:span></text:p>
          </draw:text-box>
        </draw:frame>
      </draw:page>
      <draw:page draw:name="iclercG" draw:style-name="dp1" draw:master-page-name="Default">
        <draw:frame draw:style-name="gr14" draw:text-style-name="P1" draw:layer="layout" svg:width="9cm" svg:height="7.5cm" svg:x="10.397cm" svg:y="7.308cm">
          <draw:image xlink:href="Pictures/10000001000003200000028028C6D2178D0A1D4C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.609cm" svg:y="7.294cm">
          <draw:image xlink:href="Pictures/100000010000032000000280EF97F14DA0739103.png" xlink:type="simple" xlink:show="embed" xlink:actuate="onLoad" draw:mime-type="image/png">
            <text:p/>
          </draw:image>
        </draw:frame>
        <draw:frame draw:style-name="gr14" draw:text-style-name="P1" draw:layer="layout" svg:width="9cm" svg:height="7.5cm" svg:x="19.238cm" svg:y="7.32cm">
          <draw:image xlink:href="Pictures/100000010000032000000280F0ED2604C2A1A432.png" xlink:type="simple" xlink:show="embed" xlink:actuate="onLoad" draw:mime-type="image/png">
            <text:p/>
          </draw:image>
        </draw:frame>
        <draw:g>
          <draw:custom-shape draw:style-name="gr37" draw:text-style-name="P5" draw:layer="layout" svg:width="0.259cm" svg:height="0.259cm" svg:x="17.091cm" svg:y="7.41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7" draw:layer="layout" svg:width="1.01cm" svg:height="0.569cm" svg:x="16.833cm" svg:y="7.256cm">
            <draw:text-box>
              <text:p text:style-name="P6"><text:span text:style-name="T2">km</text:span></text:p>
            </draw:text-box>
          </draw:frame>
        </draw:g>
        <draw:frame draw:style-name="gr44" draw:text-style-name="P9" draw:layer="layout" svg:width="1.154cm" svg:height="0.818cm" svg:x="0.804cm" svg:y="15.076cm">
          <draw:text-box>
            <text:p text:style-name="P8"><text:span text:style-name="T3"/></text:p>
          </draw:text-box>
        </draw:frame>
        <draw:custom-shape draw:style-name="gr45" draw:text-style-name="P2" draw:layer="layout" svg:width="0.348cm" svg:height="0.355cm" svg:x="3.398cm" svg:y="13.245cm">
          <text:p text:style-name="P10"><text:span text:style-name="T4"/></text:p>
          <draw:enhanced-geometry svg:viewBox="0 0 21600 21600" draw:type="rectangle" draw:enhanced-path="M 0 0 L 21600 0 21600 21600 0 21600 0 0 Z N"/>
        </draw:custom-shape>
        <draw:frame draw:style-name="gr46" draw:text-style-name="P4" draw:layer="layout" svg:width="0.84cm" svg:height="0.489cm" svg:x="3.148cm" svg:y="13.175cm">
          <draw:text-box>
            <text:p text:style-name="P3"><text:span text:style-name="T1">(a)</text:span></text:p>
          </draw:text-box>
        </draw:frame>
        <draw:custom-shape draw:style-name="gr47" draw:text-style-name="P2" draw:layer="layout" svg:width="0.348cm" svg:height="0.355cm" svg:x="12.098cm" svg:y="13.347cm">
          <text:p/>
          <draw:enhanced-geometry svg:viewBox="0 0 21600 21600" draw:type="rectangle" draw:enhanced-path="M 0 0 L 21600 0 21600 21600 0 21600 0 0 Z N"/>
        </draw:custom-shape>
        <draw:frame draw:style-name="gr48" draw:text-style-name="P4" draw:layer="layout" svg:width="0.84cm" svg:height="0.489cm" svg:x="11.848cm" svg:y="13.277cm">
          <draw:text-box>
            <text:p text:style-name="P3"><text:span text:style-name="T1">(b)</text:span></text:p>
          </draw:text-box>
        </draw:frame>
        <draw:custom-shape draw:style-name="gr49" draw:text-style-name="P2" draw:layer="layout" svg:width="0.348cm" svg:height="0.355cm" svg:x="20.898cm" svg:y="13.347cm">
          <text:p/>
          <draw:enhanced-geometry svg:viewBox="0 0 21600 21600" draw:type="rectangle" draw:enhanced-path="M 0 0 L 21600 0 21600 21600 0 21600 0 0 Z N"/>
        </draw:custom-shape>
        <draw:frame draw:style-name="gr50" draw:text-style-name="P4" draw:layer="layout" svg:width="0.84cm" svg:height="0.489cm" svg:x="20.648cm" svg:y="13.277cm">
          <draw:text-box>
            <text:p text:style-name="P3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zxx" fo:country="non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De Rose</meta:initial-creator>
    <meta:creation-date>2025-09-05T16:19:05.106795983</meta:creation-date>
    <dc:date>2025-09-05T17:18:00.418844103</dc:date>
    <dc:creator>Francesco De Rose</dc:creator>
    <meta:editing-duration>PT58M48S</meta:editing-duration>
    <meta:editing-cycles>15</meta:editing-cycles>
    <meta:generator>LibreOffice/7.4.7.2$Linux_X86_64 LibreOffice_project/40$Build-2</meta:generator>
    <meta:document-statistic meta:object-count="71"/>
  </office:meta>
</office:document-meta>
</file>